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Ultrafine_20_Dashed" svg:stroke-width="0.035cm" svg:stroke-color="#000000" draw:marker-start-width="0.252cm" draw:marker-end="Short_20_line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55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035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987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577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2cm"/>
    </style:style>
    <style:style style:name="gr12" style:family="graphic" style:parent-style-name="objectwithoutfill">
      <style:graphic-properties svg:stroke-width="0.035cm" svg:stroke-color="#000000" draw:marker-start-width="0.252cm" draw:marker-end="Diamond" draw:marker-end-width="0.352cm" draw:fill="none" draw:fill-color="#ffffff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" draw:marker-end-width="0.352cm" draw:fill="none" draw:fill-color="#ffffff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2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17" style:family="graphic" style:parent-style-name="standard">
      <style:graphic-properties draw:stroke="none" svg:stroke-color="#000000" draw:fill="none" draw:fill-color="#ffffff" fo:min-height="0.4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6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7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7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3.5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1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254cm"/>
    </style:style>
    <style:style style:name="gr26" style:family="graphic" style:parent-style-name="objectwithoutfill">
      <style:graphic-properties draw:stroke="dash" draw:stroke-dash="Ultrafine_20_Dashed"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4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7pt" style:font-size-asian="7pt" style:font-size-complex="7pt"/>
    </style:style>
    <style:style style:name="P3" style:family="paragraph">
      <style:paragraph-properties fo:text-align="center"/>
      <style:text-properties fo:font-family="'Times New Roman'" style:font-style-name="Курсив" style:font-family-generic="roman" style:font-pitch="variable" fo:font-size="7pt"/>
    </style:style>
    <style:style style:name="P4" style:family="paragraph">
      <style:paragraph-properties fo:text-align="end"/>
      <style:text-properties fo:font-family="'Times New Roman'" style:font-style-name="Курсив" style:font-family-generic="roman" style:font-pitch="variable" fo:font-size="7pt"/>
    </style:style>
    <style:style style:name="P5" style:family="paragraph">
      <style:text-properties fo:font-family="'Times New Roman'" style:font-style-name="Курсив" style:font-family-generic="roman" style:font-pitch="variable" fo:font-size="12pt"/>
    </style:style>
    <style:style style:name="P6" style:family="paragraph">
      <style:text-properties fo:font-family="'Times New Roman'" style:font-style-name="Курсив" style:font-family-generic="roman" style:font-pitch="variable" fo:font-size="10pt" style:font-size-asian="10pt" style:font-size-complex="10pt"/>
    </style:style>
    <style:style style:name="P7" style:family="paragraph">
      <style:text-properties fo:font-family="'Times New Roman'" style:font-style-name="Курсив" style:font-family-generic="roman" style:font-pitch="variable" fo:font-size="10pt"/>
    </style:style>
    <style:style style:name="T1" style:family="text">
      <style:text-properties fo:font-family="'Times New Roman'" style:font-style-name="Курсив" style:font-family-generic="roman" style:font-pitch="variable" fo:font-size="7pt" style:font-size-asian="7pt" style:font-size-complex="7pt"/>
    </style:style>
    <style:style style:name="T2" style:family="text">
      <style:text-properties fo:font-family="'Times New Roman'" style:font-style-name="Курсив" style:font-family-generic="roman" style:font-pitch="variable" fo:font-size="12pt"/>
    </style:style>
    <style:style style:name="T3" style:family="text">
      <style:text-properties fo:font-family="'Times New Roman'" style:font-style-name="Курсив" style:font-family-generic="roman" style:font-pitch="variable" fo:font-size="10pt" style:font-size-asian="10pt" style:font-size-complex="10pt"/>
    </style:style>
    <style:style style:name="T4" style:family="text">
      <style:text-properties fo:font-family="'Times New Roman'" style:font-style-name="Курсив" style:font-family-generic="roman" style:font-pitch="variable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3" draw:id="id13" draw:layer="layout" svg:width="2.1cm" svg:height="1.6cm" svg:x="13.224cm" svg:y="13.63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4" draw:id="id4" draw:layer="layout" svg:width="1.5cm" svg:height="1.8cm" svg:x="2.523cm" svg:y="9.33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2" draw:id="id2" draw:layer="layout" svg:width="1.5cm" svg:height="1.8cm" svg:x="6.423cm" svg:y="9.33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7" draw:id="id7" draw:layer="layout" svg:width="1.5cm" svg:height="1.8cm" svg:x="9.623cm" svg:y="5.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9" draw:id="id9" draw:layer="layout" svg:width="1.5cm" svg:height="1.8cm" svg:x="14cm" svg:y="7.83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8" draw:id="id8" draw:layer="layout" svg:width="1.5cm" svg:height="1.8cm" svg:x="16.6cm" svg:y="5.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4" xml:id="id10" draw:id="id10" draw:layer="layout" svg:width="1.5cm" svg:height="1.8cm" svg:x="14.1cm" svg:y="2.4cm">
          <text:p/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g>
          <draw:g>
            <draw:custom-shape draw:style-name="gr1" draw:text-style-name="P1" draw:layer="layout" svg:width="0.425cm" svg:height="0.425cm" svg:x="10.02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44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02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44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0.87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29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87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29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0.02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44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02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448cm" svg:y="18.9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0.87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29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87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298cm" svg:y="18.90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425cm" svg:height="0.425cm" svg:x="12.22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64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22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64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3.07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9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07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9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2.22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64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22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648cm" svg:y="18.9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3.07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9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07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98cm" svg:y="18.90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425cm" svg:height="0.425cm" svg:x="14.52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94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52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94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5.37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79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37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79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4.52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94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52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948cm" svg:y="18.9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5.37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79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37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798cm" svg:y="18.90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3" xml:id="id15" draw:id="id15" draw:layer="layout" svg:width="2.257cm" svg:height="1.5cm" svg:x="10.466cm" svg:y="11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0.65cm" svg:height="0.333cm" svg:x="10.123cm" svg:y="11.3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0.65cm" svg:height="0.334cm" svg:x="10.123cm" svg:y="11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257cm" svg:height="1.5cm" svg:x="5.743cm" svg:y="12.8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0.65cm" svg:height="0.333cm" svg:x="5.4cm" svg:y="13.0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5cm" svg:height="0.334cm" svg:x="5.4cm" svg:y="13.667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123cm" svg:y1="11.55cm" svg:x2="7.923cm" svg:y2="10.234cm" draw:start-shape="id1" draw:start-glue-point="3" draw:end-shape="id2" draw:end-glue-point="5" svg:d="M10123 11550h-1100v-1316h-1100">
          <text:p/>
        </draw:connector>
        <draw:connector draw:style-name="gr5" draw:text-style-name="P3" draw:layer="layout" svg:x1="5.4cm" svg:y1="13.25cm" svg:x2="4.023cm" svg:y2="10.234cm" draw:start-shape="id3" draw:start-glue-point="3" draw:end-shape="id4" svg:d="M5400 13250h-688v-3016h-689">
          <text:p/>
        </draw:connector>
        <draw:connector draw:style-name="gr5" draw:text-style-name="P3" draw:layer="layout" svg:x1="10.123cm" svg:y1="12.134cm" svg:x2="8cm" svg:y2="13.584cm" draw:start-shape="id5" draw:start-glue-point="3" draw:end-shape="id6" draw:end-glue-point="1" svg:d="M10123 12134h-1062v1450h-1061">
          <text:p/>
        </draw:connector>
        <draw:connector draw:style-name="gr5" draw:text-style-name="P3" draw:layer="layout" svg:x1="6.423cm" svg:y1="10.234cm" svg:x2="4.023cm" svg:y2="10.234cm" draw:start-shape="id2" draw:start-glue-point="7" draw:end-shape="id4" draw:end-glue-point="5" svg:d="M6423 10234h-2400">
          <text:p/>
        </draw:connector>
        <draw:connector draw:style-name="gr5" draw:text-style-name="P3" draw:layer="layout" svg:x1="6.423cm" svg:y1="10.234cm" svg:x2="9.623cm" svg:y2="6.3cm" draw:start-shape="id2" draw:start-glue-point="7" draw:end-shape="id7" draw:end-glue-point="7" svg:d="M6423 10234h-519v-3934h3719">
          <text:p/>
        </draw:connector>
        <draw:connector draw:style-name="gr5" draw:text-style-name="P3" draw:layer="layout" svg:x1="11.123cm" svg:y1="6.3cm" svg:x2="16.6cm" svg:y2="6.3cm" draw:start-shape="id7" draw:start-glue-point="5" draw:end-shape="id8" draw:end-glue-point="7" svg:d="M11123 6300h5477">
          <text:p/>
        </draw:connector>
        <draw:connector draw:style-name="gr5" draw:text-style-name="P3" draw:layer="layout" svg:x1="11.123cm" svg:y1="6.3cm" svg:x2="14cm" svg:y2="8.734cm" draw:start-shape="id7" draw:start-glue-point="5" draw:end-shape="id9" draw:end-glue-point="7" svg:d="M11123 6300h1438v2434h1439">
          <text:p/>
        </draw:connector>
        <draw:connector draw:style-name="gr5" draw:text-style-name="P3" draw:layer="layout" svg:x1="6.423cm" svg:y1="10.234cm" svg:x2="14.1cm" svg:y2="3.3cm" draw:start-shape="id2" draw:start-glue-point="7" draw:end-shape="id10" draw:end-glue-point="7" svg:d="M6423 10234h-519v-6934h8196">
          <text:p/>
        </draw:connector>
        <draw:connector draw:style-name="gr6" draw:text-style-name="P3" draw:layer="layout" svg:x1="12.564cm" svg:y1="6.273cm" svg:x2="12.6cm" svg:y2="3.9cm" draw:end-shape="id11" draw:end-glue-point="3" svg:d="M12564 6273v-848h36v-1525">
          <text:p/>
        </draw:connector>
        <draw:g>
          <draw:g>
            <draw:custom-shape draw:style-name="gr1" draw:text-style-name="P1" draw:layer="layout" svg:width="0.425cm" svg:height="0.425cm" svg:x="13.423cm" svg:y="20.1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848cm" svg:y="20.1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23cm" svg:y="20.5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848cm" svg:y="20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4.273cm" svg:y="20.1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698cm" svg:y="20.1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273cm" svg:y="20.5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698cm" svg:y="20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3.423cm" svg:y="20.9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848cm" svg:y="20.9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23cm" svg:y="21.4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848cm" svg:y="21.4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4.273cm" svg:y="20.9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698cm" svg:y="20.9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273cm" svg:y="21.4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698cm" svg:y="21.40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425cm" svg:height="0.425cm" svg:x="16.62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04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6.62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04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7.47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89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47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89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6.62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04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6.62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048cm" svg:y="18.9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7.47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89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47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898cm" svg:y="18.909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5" xml:id="id12" draw:id="id12" draw:layer="layout" svg:width="2.7cm" svg:height="0.8cm" svg:x="12.923cm" svg:y="19.534cm">
          <draw:text-box>
            <text:p><text:span text:style-name="T2">constellation</text:span></text:p>
          </draw:text-box>
        </draw:frame>
        <draw:frame draw:style-name="gr8" draw:text-style-name="P5" xml:id="id18" draw:id="id18" draw:layer="layout" svg:width="1.535cm" svg:height="0.734cm" svg:x="12.323cm" svg:y="17.005cm">
          <draw:text-box>
            <text:p><text:span text:style-name="T2">planet</text:span></text:p>
          </draw:text-box>
        </draw:frame>
        <draw:frame draw:style-name="gr9" draw:text-style-name="P5" xml:id="id16" draw:id="id16" draw:layer="layout" svg:width="2.487cm" svg:height="0.734cm" svg:x="14.136cm" svg:y="17cm">
          <draw:text-box>
            <text:p><text:span text:style-name="T2">sky_objects</text:span></text:p>
          </draw:text-box>
        </draw:frame>
        <draw:frame draw:style-name="gr10" draw:text-style-name="P5" xml:id="id17" draw:id="id17" draw:layer="layout" svg:width="2.077cm" svg:height="0.734cm" svg:x="16.423cm" svg:y="17.03cm">
          <draw:text-box>
            <text:p><text:span text:style-name="T2">view_obj</text:span></text:p>
          </draw:text-box>
        </draw:frame>
        <draw:frame draw:style-name="gr11" draw:text-style-name="P5" xml:id="id19" draw:id="id19" draw:layer="layout" svg:width="1.7cm" svg:height="0.734cm" svg:x="10.023cm" svg:y="16.971cm">
          <draw:text-box>
            <text:p><text:span text:style-name="T2">themes</text:span></text:p>
          </draw:text-box>
        </draw:frame>
        <draw:connector draw:style-name="gr12" draw:text-style-name="P1" draw:layer="layout" svg:x1="14.273cm" svg:y1="19.534cm" svg:x2="14.274cm" svg:y2="15.234cm" draw:start-shape="id12" draw:start-glue-point="0" draw:end-shape="id13" draw:end-glue-point="7" svg:d="M14273 19534v-2141h1v-2159">
          <text:p/>
        </draw:connector>
        <draw:custom-shape draw:style-name="gr1" draw:text-style-name="P3" xml:id="id14" draw:id="id14" draw:layer="layout" svg:width="0.5cm" svg:height="0.5cm" svg:x="14.023cm" svg:y="1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14.274cm" svg:y1="13.634cm" svg:x2="14.273cm" svg:y2="12.134cm" draw:start-shape="id13" draw:start-glue-point="5" draw:end-shape="id14" draw:end-glue-point="8" svg:d="M14274 13634v-750h-1v-750">
          <text:p/>
        </draw:connector>
        <draw:connector draw:style-name="gr5" draw:text-style-name="P3" draw:layer="layout" svg:x1="12.723cm" svg:y1="11.884cm" svg:x2="14.023cm" svg:y2="11.884cm" draw:start-shape="id15" draw:start-glue-point="1" draw:end-shape="id14" draw:end-glue-point="6" svg:d="M12723 11884h1300">
          <text:p/>
        </draw:connector>
        <draw:custom-shape draw:style-name="gr2" draw:text-style-name="P2" draw:layer="layout" svg:width="1.5cm" svg:height="1.8cm" svg:x="2.523cm" svg:y="9.33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4" draw:text-style-name="P1" draw:layer="layout" svg:width="0.6cm" svg:height="0.6cm" svg:x="14.5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75cm" svg:height="0.425cm" svg:x="14.725cm" svg:y="3.275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0.714cm" svg:height="0.734cm" svg:x="2.886cm" svg:y="8.7cm">
          <draw:text-box>
            <text:p><text:span text:style-name="T2">1</text:span></text:p>
          </draw:text-box>
        </draw:frame>
        <draw:frame draw:style-name="gr15" draw:text-style-name="P5" draw:layer="layout" svg:width="0.714cm" svg:height="0.734cm" svg:x="6.663cm" svg:y="12.234cm">
          <draw:text-box>
            <text:p><text:span text:style-name="T2">2</text:span></text:p>
          </draw:text-box>
        </draw:frame>
        <draw:frame draw:style-name="gr15" draw:text-style-name="P5" draw:layer="layout" svg:width="0.714cm" svg:height="0.734cm" svg:x="6.7cm" svg:y="8.734cm">
          <draw:text-box>
            <text:p><text:span text:style-name="T2">3</text:span></text:p>
          </draw:text-box>
        </draw:frame>
        <draw:frame draw:style-name="gr15" draw:text-style-name="P5" draw:layer="layout" svg:width="0.714cm" svg:height="0.734cm" svg:x="11.1cm" svg:y="10.5cm">
          <draw:text-box>
            <text:p><text:span text:style-name="T2">4</text:span></text:p>
          </draw:text-box>
        </draw:frame>
        <draw:frame draw:style-name="gr16" draw:text-style-name="P5" draw:layer="layout" svg:width="0.714cm" svg:height="0.734cm" svg:x="9.986cm" svg:y="4.8cm">
          <draw:text-box>
            <text:p><text:span text:style-name="T2">5</text:span></text:p>
          </draw:text-box>
        </draw:frame>
        <draw:frame draw:style-name="gr15" draw:text-style-name="P5" draw:layer="layout" svg:width="0.714cm" svg:height="0.734cm" svg:x="14.377cm" svg:y="1.734cm">
          <draw:text-box>
            <text:p><text:span text:style-name="T2">6</text:span></text:p>
          </draw:text-box>
        </draw:frame>
        <draw:frame draw:style-name="gr15" draw:text-style-name="P5" draw:layer="layout" svg:width="0.714cm" svg:height="0.734cm" svg:x="16.8cm" svg:y="4.7cm">
          <draw:text-box>
            <text:p><text:span text:style-name="T2">7</text:span></text:p>
          </draw:text-box>
        </draw:frame>
        <draw:frame draw:style-name="gr17" draw:text-style-name="P5" draw:layer="layout" svg:width="0.599cm" svg:height="0.734cm" svg:x="14.377cm" svg:y="7.2cm">
          <draw:text-box>
            <text:p><text:span text:style-name="T2">8</text:span></text:p>
          </draw:text-box>
        </draw:frame>
        <draw:connector draw:style-name="gr12" draw:text-style-name="P1" draw:layer="layout" draw:line-skew="0.462cm" svg:x1="15.379cm" svg:y1="17cm" svg:x2="14.275cm" svg:y2="15.243cm" draw:start-shape="id16" draw:start-glue-point="0" svg:d="M15379 17000v-666h-1104v-1091">
          <text:p/>
        </draw:connector>
        <draw:connector draw:style-name="gr12" draw:text-style-name="P1" draw:layer="layout" draw:line-skew="0.447cm" svg:x1="17.461cm" svg:y1="17.03cm" svg:x2="14.275cm" svg:y2="15.243cm" draw:start-shape="id17" draw:start-glue-point="0" svg:d="M17461 17030v-696h-3186v-1091">
          <text:p/>
        </draw:connector>
        <draw:connector draw:style-name="gr12" draw:text-style-name="P1" draw:layer="layout" draw:line-skew="0.46cm" svg:x1="13.09cm" svg:y1="17.005cm" svg:x2="14.275cm" svg:y2="15.243cm" draw:start-shape="id18" draw:start-glue-point="0" svg:d="M13090 17005v-671h1185v-1091">
          <text:p/>
        </draw:connector>
        <draw:connector draw:style-name="gr12" draw:text-style-name="P1" draw:layer="layout" draw:line-skew="0.477cm" svg:x1="10.873cm" svg:y1="16.971cm" svg:x2="14.275cm" svg:y2="15.243cm" draw:start-shape="id19" draw:start-glue-point="0" svg:d="M10873 16971v-637h3402v-1091">
          <text:p/>
        </draw:connector>
        <draw:frame draw:style-name="gr18" draw:text-style-name="P6" draw:layer="layout" svg:width="3.131cm" svg:height="1.445cm" svg:x="5.6cm" svg:y="11.055cm">
          <draw:text-box>
            <text:p><text:span text:style-name="T3">MainActivity.java</text:span></text:p>
            <text:p><text:span text:style-name="T3">GameActivity.java</text:span></text:p>
            <text:p text:style-name="P1"><text:span text:style-name="T3">...</text:span></text:p>
          </draw:text-box>
        </draw:frame>
        <draw:frame draw:style-name="gr19" draw:text-style-name="P7" draw:layer="layout" svg:width="3.224cm" svg:height="1.445cm" svg:x="10cm" svg:y="12.555cm">
          <draw:text-box>
            <text:p><text:span text:style-name="T4">MainActivity.class</text:span></text:p>
            <text:p><text:span text:style-name="T4">GameActivity.class</text:span></text:p>
            <text:p text:style-name="P1"><text:span text:style-name="T4">...</text:span></text:p>
          </draw:text-box>
        </draw:frame>
        <draw:frame draw:style-name="gr20" draw:text-style-name="P7" draw:layer="layout" svg:width="2.136cm" svg:height="1.843cm" svg:x="13.764cm" svg:y="9.5cm">
          <draw:text-box>
            <text:p><text:span text:style-name="T4">color.xml</text:span></text:p>
            <text:p><text:span text:style-name="T4">dimens.xml</text:span></text:p>
            <text:p><text:span text:style-name="T4">strings.xml</text:span></text:p>
            <text:p><text:span text:style-name="T4">style.xml</text:span></text:p>
          </draw:text-box>
        </draw:frame>
        <draw:frame draw:style-name="gr21" draw:text-style-name="P7" draw:layer="layout" svg:width="1.285cm" svg:height="1.445cm" svg:x="14.2cm" svg:y="4.155cm">
          <draw:text-box>
            <text:p><text:span text:style-name="T4">*.gif</text:span></text:p>
            <text:p><text:span text:style-name="T4">*.jpg</text:span></text:p>
            <text:p><text:span text:style-name="T4">*.png</text:span></text:p>
          </draw:text-box>
        </draw:frame>
        <draw:frame draw:style-name="gr22" draw:text-style-name="P7" draw:layer="layout" svg:width="3.106cm" svg:height="1.445cm" svg:x="8.794cm" svg:y="7.1cm">
          <draw:text-box>
            <text:p><text:span text:style-name="T4">activity_main.xml</text:span></text:p>
            <text:p><text:span text:style-name="T4">activity_game.xml</text:span></text:p>
            <text:p text:style-name="P1"><text:span text:style-name="T4">...</text:span></text:p>
          </draw:text-box>
        </draw:frame>
        <draw:frame draw:style-name="gr23" draw:text-style-name="P7" draw:layer="layout" svg:width="4.003cm" svg:height="1.843cm" svg:x="15.8cm" svg:y="7.1cm">
          <draw:text-box>
            <text:p><text:span text:style-name="T4">btn_bg_main.xml</text:span></text:p>
            <text:p><text:span text:style-name="T4">btn_bg_view_object.xml</text:span></text:p>
            <text:p><text:span text:style-name="T4">linearlayout_bg.xml</text:span></text:p>
            <text:p><text:span text:style-name="T4">tab_bg.xml</text:span></text:p>
          </draw:text-box>
        </draw:frame>
        <draw:frame draw:style-name="gr24" draw:text-style-name="P7" draw:layer="layout" svg:width="2.661cm" svg:height="1.445cm" svg:x="1.839cm" svg:y="11.1cm">
          <draw:text-box>
            <text:p><text:span text:style-name="T4">MyObject.java</text:span></text:p>
            <text:p><text:span text:style-name="T4">SkyObject.java</text:span></text:p>
            <text:p text:style-name="P1"><text:span text:style-name="T4">...</text:span></text:p>
          </draw:text-box>
        </draw:frame>
        <draw:frame draw:style-name="gr25" draw:layer="layout" svg:width="2.754cm" svg:height="1.445cm" svg:x="5.446cm" svg:y="14.3cm">
          <draw:text-box>
            <text:p><text:span text:style-name="T4">MyObject.class</text:span></text:p>
            <text:p><text:span text:style-name="T4">SkyObject.class</text:span></text:p>
            <text:p text:style-name="P1"><text:span text:style-name="T4">...</text:span></text:p>
          </draw:text-box>
        </draw:frame>
        <draw:line draw:style-name="gr26" draw:text-style-name="P1" xml:id="id11" draw:id="id11" draw:layer="layout" svg:x1="12.6cm" svg:y1="3.9cm" svg:x2="14.1cm" svg:y2="3.9cm">
          <text:p/>
        </draw:line>
      </draw:page>
      <draw:page draw:name="page2" draw:style-name="dp1" draw:master-page-name="Обычный">
        <draw:frame draw:style-name="gr18" draw:text-style-name="P7" draw:layer="layout" svg:width="3.131cm" svg:height="1.445cm" svg:x="2.231cm" svg:y="2.1cm">
          <draw:text-box>
            <text:p><text:span text:style-name="T4">MainActivity.java</text:span></text:p>
            <text:p><text:span text:style-name="T4">GameActivity.java</text:span></text:p>
            <text:p text:style-name="P1"><text:span text:style-name="T4">...</text:span></text:p>
          </draw:text-box>
        </draw:frame>
        <draw:frame draw:style-name="gr19" draw:text-style-name="P7" draw:layer="layout" svg:width="3.224cm" svg:height="1.445cm" svg:x="2.1cm" svg:y="4.9cm">
          <draw:text-box>
            <text:p><text:span text:style-name="T4">MainActivity.class</text:span></text:p>
            <text:p><text:span text:style-name="T4">GameActivity.class</text:span></text:p>
            <text:p text:style-name="P1"><text:span text:style-name="T4">...</text:span></text:p>
          </draw:text-box>
        </draw:frame>
        <draw:frame draw:style-name="gr20" draw:text-style-name="P7" draw:layer="layout" svg:width="2.136cm" svg:height="1.843cm" svg:x="3.098cm" svg:y="7.5cm">
          <draw:text-box>
            <text:p><text:span text:style-name="T4">color.xml</text:span></text:p>
            <text:p><text:span text:style-name="T4">dimens.xml</text:span></text:p>
            <text:p><text:span text:style-name="T4">strings.xml</text:span></text:p>
            <text:p><text:span text:style-name="T4">style.xml</text:span></text:p>
          </draw:text-box>
        </draw:frame>
        <draw:frame draw:style-name="gr21" draw:text-style-name="P7" draw:layer="layout" svg:width="1.285cm" svg:height="1.445cm" svg:x="3.5cm" svg:y="11.3cm">
          <draw:text-box>
            <text:p><text:span text:style-name="T4">*.gif</text:span></text:p>
            <text:p><text:span text:style-name="T4">*.jpg</text:span></text:p>
            <text:p><text:span text:style-name="T4">*.png</text:span></text:p>
          </draw:text-box>
        </draw:frame>
        <draw:frame draw:style-name="gr22" draw:text-style-name="P7" draw:layer="layout" svg:width="3.106cm" svg:height="1.445cm" svg:x="2.3cm" svg:y="14.6cm">
          <draw:text-box>
            <text:p><text:span text:style-name="T4">activity_main.xml</text:span></text:p>
            <text:p><text:span text:style-name="T4">activity_game.xml</text:span></text:p>
            <text:p text:style-name="P1"><text:span text:style-name="T4">...</text:span></text:p>
          </draw:text-box>
        </draw:frame>
        <draw:frame draw:style-name="gr23" draw:text-style-name="P7" draw:layer="layout" svg:width="4.003cm" svg:height="1.843cm" svg:x="10.4cm" svg:y="2.3cm">
          <draw:text-box>
            <text:p><text:span text:style-name="T4">btn_bg_main.xml</text:span></text:p>
            <text:p><text:span text:style-name="T4">btn_bg_view_object.xml</text:span></text:p>
            <text:p><text:span text:style-name="T4">linearlayout_bg.xml</text:span></text:p>
            <text:p><text:span text:style-name="T4">tab_bg.xml</text:span></text:p>
          </draw:text-box>
        </draw:frame>
        <draw:frame draw:style-name="gr27" draw:text-style-name="P7" draw:layer="layout" svg:width="3.995cm" svg:height="1.445cm" svg:x="9.4cm" svg:y="5.8cm">
          <draw:text-box>
            <text:p><text:span text:style-name="T4">MyObject.java</text:span></text:p>
            <text:p><text:span text:style-name="T4">ConstellationObject.java</text:span></text:p>
            <text:p text:style-name="P1"><text:span text:style-name="T4">...</text:span></text:p>
          </draw:text-box>
        </draw:frame>
        <draw:frame draw:style-name="gr25" draw:layer="layout" svg:width="2.754cm" svg:height="1.445cm" svg:x="10.7cm" svg:y="8.7cm">
          <draw:text-box>
            <text:p><text:span text:style-name="T4">MyObject.class</text:span></text:p>
            <text:p><text:span text:style-name="T4">SkyObject.class</text:span></text:p>
            <text:p text:style-name="P1"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Василий </meta:initial-creator>
    <meta:creation-date>2015-11-15T08:22:58.14</meta:creation-date>
    <dc:date>2015-11-20T06:09:29.53</dc:date>
    <dc:creator>Василий </dc:creator>
    <meta:editing-duration>PT2H30M55S</meta:editing-duration>
    <meta:editing-cycles>8</meta:editing-cycles>
    <meta:generator>OpenOffice/4.1.2$Win32 OpenOffice.org_project/412m3$Build-9782</meta:generator>
    <meta:document-statistic meta:object-count="168"/>
  </office:meta>
</office:document-meta>
</file>